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thub.com/chandez/Estados-Cidades-IBGE/blob/master/Municipios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5:15:14.921621503</meta:creation-date>
    <dc:date>2019-12-11T00:41:44.109521133</dc:date>
    <meta:editing-duration>PT9H26M38S</meta:editing-duration>
    <meta:editing-cycles>1</meta:editing-cycles>
    <meta:document-statistic meta:table-count="0" meta:image-count="0" meta:object-count="0" meta:page-count="1" meta:paragraph-count="1" meta:word-count="1" meta:character-count="74" meta:non-whitespace-character-count="74"/>
    <meta:generator>LibreOffice/6.0.7.3$Linux_X86_64 LibreOffice_project/00m0$Build-3</meta:generator>
  </office:meta>
</office:document-meta>
</file>